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034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4.216cm"/>
    </style:style>
    <style:style style:name="co9" style:family="table-column">
      <style:table-column-properties fo:break-before="auto" style:column-width="3.284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3.563cm"/>
    </style:style>
    <style:style style:name="co15" style:family="table-column">
      <style:table-column-properties fo:break-before="auto" style:column-width="3.403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3.881cm"/>
    </style:style>
    <style:style style:name="co19" style:family="table-column">
      <style:table-column-properties fo:break-before="auto" style:column-width="4.32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 style:data-style-name="N116"/>
    <style:style style:name="ce11" style:family="table-cell" style:parent-style-name="Default" style:data-style-name="N115"/>
    <style:style style:name="ce12" style:family="table-cell" style:parent-style-name="Default" style:data-style-name="N117"/>
    <style:style style:name="ce13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le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7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3" calcext:value-type="float">
            <text:p>207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12" calcext:value-type="float">
            <text:p>0.0012</text:p>
          </table:table-cell>
          <table:table-cell office:value-type="float" office:value="0.6" calcext:value-type="float">
            <text:p>0.6</text:p>
          </table:table-cell>
          <table:table-cell table:formula="of:=2.65*([.C23]+1)-(5.3-3.5*[.C23])*[.C23]*[.C23]*EXP(-(1.5-LOG([.$B$21];10)/2))" office:value-type="float" office:value="4.23223788505705" calcext:value-type="float">
            <text:p>4.2322378851</text:p>
          </table:table-cell>
          <table:table-cell table:formula="of:=[.B23]/([.C23])^(-[.D23])" office:value-type="float" office:value="0.000138122542217847" calcext:value-type="float">
            <text:p>0.000138122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25963153419253" calcext:value-type="float">
            <text:p>0.0001259632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0.00793882951367233" calcext:value-type="float">
            <text:p>0.0079388295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120857224440616" calcext:value-type="float">
            <text:p>0.0001208572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55526.495832862" calcext:value-type="float">
            <text:p>1555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12" calcext:value-type="float">
            <text:p>0.0012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3992" calcext:value-type="float">
            <text:p>0.013992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pbt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0" calcext:value-type="float">
            <text:p>1.00E+009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4604.59250943116" calcext:value-type="float">
            <text:p>4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4116.156117629" calcext:value-type="float">
            <text:p>2411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22153.3500083187" calcext:value-type="float">
            <text:p>22153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20745.9662512832" calcext:value-type="float">
            <text:p>2074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01333333333333" calcext:value-type="float">
            <text:p>0.0009013333</text:p>
          </table:table-cell>
          <table:table-cell office:value-type="float" office:value="0.65" calcext:value-type="float">
            <text:p>0.65</text:p>
          </table:table-cell>
          <table:table-cell table:formula="of:=2.65*([.C23]+1)-(5.3-3.5*[.C23])*[.C23]*[.C23]*EXP(-(1.5-LOG([.$B$21];10)/2))" office:value-type="float" office:value="4.36388848261348" calcext:value-type="float">
            <text:p>4.3638884826</text:p>
          </table:table-cell>
          <table:table-cell table:formula="of:=[.B23]/([.C23])^(-[.D23])" office:value-type="float" office:value="0.000137549870026542" calcext:value-type="float">
            <text:p>0.0001375499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9550.3961031662" calcext:value-type="float">
            <text:p>1955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8420.7235222682" calcext:value-type="float">
            <text:p>184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.55277488200757" calcext:value-type="float">
            <text:p>6.552774882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7241.6277659559" calcext:value-type="float">
            <text:p>1724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113536086551595" calcext:value-type="float">
            <text:p>1.13536086551595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5813.0626480286" calcext:value-type="float">
            <text:p>158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1" calcext:value-type="float">
            <text:p>1.00E-006</text:p>
          </table:table-cell>
          <table:table-cell table:formula="of:=[.B27]/[.B26]" office:value-type="float" office:value="0.0880777231603422" calcext:value-type="float">
            <text:p>0.0880777232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2762.946679604" calcext:value-type="float">
            <text:p>127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149012359195421" calcext:value-type="float">
            <text:p>0.0001490124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117.674227176876" calcext:value-type="float">
            <text:p>11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55526.495832862" calcext:value-type="float">
            <text:p>1555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" calcext:value-type="float">
            <text:p>1.00E+007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20866529917977" calcext:value-type="float">
            <text:p>2.21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16670065849535" calcext:value-type="float">
            <text:p>0.0002166701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0608695652173913" calcext:value-type="float">
            <text:p>0.060869565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ol of particles</text:p>
          </table:table-cell>
          <table:table-cell table:formula="of:=[.B37]*[.B16]" office:value-type="float" office:value="0.00232470745087228" calcext:value-type="float">
            <text:p>0.00232470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01333333333333" calcext:value-type="float">
            <text:p>0.0009013333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5095466666667" calcext:value-type="float">
            <text:p>0.0105095467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01333333333333" calcext:value-type="float">
            <text:p>0.090133333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 office:value-type="string" calcext:value-type="string">
            <text:p>NOTE TENTER DE DOUBLE TIME STEP DU FLUIDE</text:p>
          </table:table-cell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shearSuspension2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2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bt-SinglePhas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2]/60)*[.$B$12]*[.$B$12]*[.$B$2]/[.E2]" office:value-type="float" office:value="37.6343333333333" calcext:value-type="float">
            <text:p>37.6343333333</text:p>
          </table:table-cell>
          <table:table-cell table:formula="of:=[.$B$12]/[.G2]^(0.75)*3.1416" office:value-type="float" office:value="0.0262582899026987" calcext:value-type="float">
            <text:p>0.0262582899</text:p>
          </table:table-cell>
          <table:table-cell table:formula="of:=[.$B$10]/[.H2]" office:value-type="float" office:value="13.9003720863972" calcext:value-type="float">
            <text:p>13.9003720864</text:p>
          </table:table-cell>
          <table:table-cell table:formula="of:=[.F2]/60*[.$B$12]* 2*3.1416" office:value-type="float" office:value="0.664972" calcext:value-type="float">
            <text:p>0.664972</text:p>
          </table:table-cell>
          <table:table-cell table:formula="of:=[.$B$27]*[.J2]" office:value-type="float" office:value="0.00000664972" calcext:value-type="float">
            <text:p>6.64972E-006</text:p>
          </table:table-cell>
          <table:table-cell table:formula="of:=[.K2]/[.$B$8]*2" office:value-type="float" office:value="0.00443314666666667" calcext:value-type="float">
            <text:p>0.0044331467</text:p>
          </table:table-cell>
          <table:table-cell table:formula="of:=1/[.L2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3]/60)*[.$B$12]*[.$B$12]*[.$B$2]/[.E3]" office:value-type="float" office:value="75.2686666666667" calcext:value-type="float">
            <text:p>75.2686666667</text:p>
          </table:table-cell>
          <table:table-cell table:formula="of:=[.$B$12]/[.G3]^(0.75)*3.1416" office:value-type="float" office:value="0.0156132725900467" calcext:value-type="float">
            <text:p>0.0156132726</text:p>
          </table:table-cell>
          <table:table-cell table:formula="of:=[.$B$10]/[.H3]" office:value-type="float" office:value="23.3775461162885" calcext:value-type="float">
            <text:p>23.3775461163</text:p>
          </table:table-cell>
          <table:table-cell table:formula="of:=[.F3]/60*[.$B$12]* 2*3.1416" office:value-type="float" office:value="1.329944" calcext:value-type="float">
            <text:p>1.329944</text:p>
          </table:table-cell>
          <table:table-cell table:formula="of:=[.$B$27]*[.J3]" office:value-type="float" office:value="0.00001329944" calcext:value-type="float">
            <text:p>1.329944E-005</text:p>
          </table:table-cell>
          <table:table-cell table:formula="of:=[.K3]/[.$B$8]*2" office:value-type="float" office:value="0.00886629333333333" calcext:value-type="float">
            <text:p>0.0088662933</text:p>
          </table:table-cell>
          <table:table-cell table:formula="of:=1/[.L3]" office:value-type="float" office:value="112.786703801062" calcext:value-type="float">
            <text:p>112.786703801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4]/60)*[.$B$12]*[.$B$12]*[.$B$2]/[.E4]" office:value-type="float" office:value="112.903" calcext:value-type="float">
            <text:p>112.903</text:p>
          </table:table-cell>
          <table:table-cell table:formula="of:=[.$B$12]/[.G4]^(0.75)*3.1416" office:value-type="float" office:value="0.0115192843218382" calcext:value-type="float">
            <text:p>0.0115192843</text:p>
          </table:table-cell>
          <table:table-cell table:formula="of:=[.$B$10]/[.H4]" office:value-type="float" office:value="31.6859962652397" calcext:value-type="float">
            <text:p>31.6859962652</text:p>
          </table:table-cell>
          <table:table-cell table:formula="of:=[.F4]/60*[.$B$12]* 2*3.1416" office:value-type="float" office:value="1.994916" calcext:value-type="float">
            <text:p>1.994916</text:p>
          </table:table-cell>
          <table:table-cell table:formula="of:=[.$B$27]*[.J4]" office:value-type="float" office:value="0.00001994916" calcext:value-type="float">
            <text:p>1.994916E-005</text:p>
          </table:table-cell>
          <table:table-cell table:formula="of:=[.K4]/[.$B$8]*2" office:value-type="float" office:value="0.01329944" calcext:value-type="float">
            <text:p>0.01329944</text:p>
          </table:table-cell>
          <table:table-cell table:formula="of:=1/[.L4]" office:value-type="float" office:value="75.1911358673749" calcext:value-type="float">
            <text:p>75.1911358674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5]/60)*[.$B$12]*[.$B$12]*[.$B$2]/[.E5]" office:value-type="float" office:value="150.537333333333" calcext:value-type="float">
            <text:p>150.5373333333</text:p>
          </table:table-cell>
          <table:table-cell table:formula="of:=[.$B$12]/[.G5]^(0.75)*3.1416" office:value-type="float" office:value="0.00928370742628027" calcext:value-type="float">
            <text:p>0.0092837074</text:p>
          </table:table-cell>
          <table:table-cell table:formula="of:=[.$B$10]/[.H5]" office:value-type="float" office:value="39.3161894532307" calcext:value-type="float">
            <text:p>39.3161894532</text:p>
          </table:table-cell>
          <table:table-cell table:formula="of:=[.F5]/60*[.$B$12]* 2*3.1416" office:value-type="float" office:value="2.659888" calcext:value-type="float">
            <text:p>2.659888</text:p>
          </table:table-cell>
          <table:table-cell table:formula="of:=[.$B$27]*[.J5]" office:value-type="float" office:value="0.00002659888" calcext:value-type="float">
            <text:p>2.659888E-005</text:p>
          </table:table-cell>
          <table:table-cell table:formula="of:=[.K5]/[.$B$8]*2" office:value-type="float" office:value="0.0177325866666667" calcext:value-type="float">
            <text:p>0.0177325867</text:p>
          </table:table-cell>
          <table:table-cell table:formula="of:=1/[.L5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6]/60)*[.$B$12]*[.$B$12]*[.$B$2]/[.E6]" office:value-type="float" office:value="188.171666666667" calcext:value-type="float">
            <text:p>188.1716666667</text:p>
          </table:table-cell>
          <table:table-cell table:formula="of:=[.$B$12]/[.G6]^(0.75)*3.1416" office:value-type="float" office:value="0.00785306036059081" calcext:value-type="float">
            <text:p>0.0078530604</text:p>
          </table:table-cell>
          <table:table-cell table:formula="of:=[.$B$10]/[.H6]" office:value-type="float" office:value="46.4786953417151" calcext:value-type="float">
            <text:p>46.4786953417</text:p>
          </table:table-cell>
          <table:table-cell table:formula="of:=[.F6]/60*[.$B$12]* 2*3.1416" office:value-type="float" office:value="3.32486" calcext:value-type="float">
            <text:p>3.32486</text:p>
          </table:table-cell>
          <table:table-cell table:formula="of:=[.$B$27]*[.J6]" office:value-type="float" office:value="0.0000332486" calcext:value-type="float">
            <text:p>3.32486E-005</text:p>
          </table:table-cell>
          <table:table-cell table:formula="of:=[.K6]/[.$B$8]*2" office:value-type="float" office:value="0.0221657333333333" calcext:value-type="float">
            <text:p>0.0221657333</text:p>
          </table:table-cell>
          <table:table-cell table:formula="of:=1/[.L6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7]/60)*[.$B$12]*[.$B$12]*[.$B$2]/[.E7]" office:value-type="float" office:value="225.806" calcext:value-type="float">
            <text:p>225.806</text:p>
          </table:table-cell>
          <table:table-cell table:formula="of:=[.$B$12]/[.G7]^(0.75)*3.1416" office:value-type="float" office:value="0.00684940743763465" calcext:value-type="float">
            <text:p>0.0068494074</text:p>
          </table:table-cell>
          <table:table-cell table:formula="of:=[.$B$10]/[.H7]" office:value-type="float" office:value="53.2892813463653" calcext:value-type="float">
            <text:p>53.2892813464</text:p>
          </table:table-cell>
          <table:table-cell table:formula="of:=[.F7]/60*[.$B$12]* 2*3.1416" office:value-type="float" office:value="3.989832" calcext:value-type="float">
            <text:p>3.989832</text:p>
          </table:table-cell>
          <table:table-cell table:formula="of:=[.$B$27]*[.J7]" office:value-type="float" office:value="0.00003989832" calcext:value-type="float">
            <text:p>3.989832E-005</text:p>
          </table:table-cell>
          <table:table-cell table:formula="of:=[.K7]/[.$B$8]*2" office:value-type="float" office:value="0.02659888" calcext:value-type="float">
            <text:p>0.02659888</text:p>
          </table:table-cell>
          <table:table-cell table:formula="of:=1/[.L7]" office:value-type="float" office:value="37.5955679336874" calcext:value-type="float">
            <text:p>37.5955679337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8]/60)*[.$B$12]*[.$B$12]*[.$B$2]/[.E8]" office:value-type="float" office:value="3.76343333333333" calcext:value-type="float">
            <text:p>3.7634333333</text:p>
          </table:table-cell>
          <table:table-cell table:formula="of:=[.$B$12]/[.G8]^(0.75)*3.1416" office:value-type="float" office:value="0.14766121541116" calcext:value-type="float">
            <text:p>0.1476612154</text:p>
          </table:table-cell>
          <table:table-cell table:formula="of:=[.$B$10]/[.H8]" office:value-type="float" office:value="2.471874547312" calcext:value-type="float">
            <text:p>2.471874547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9]/60)*[.$B$12]*[.$B$12]*[.$B$2]/[.E9]" office:value-type="float" office:value="7.52686666666667" calcext:value-type="float">
            <text:p>7.5268666667</text:p>
          </table:table-cell>
          <table:table-cell table:formula="of:=[.$B$12]/[.G9]^(0.75)*3.1416" office:value-type="float" office:value="0.0877998839884503" calcext:value-type="float">
            <text:p>0.087799884</text:p>
          </table:table-cell>
          <table:table-cell table:formula="of:=[.$B$10]/[.H9]" office:value-type="float" office:value="4.15718089158312" calcext:value-type="float">
            <text:p>4.1571808916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10]/60)*[.$B$12]*[.$B$12]*[.$B$2]/[.E10]" office:value-type="float" office:value="18.8171666666667" calcext:value-type="float">
            <text:p>18.8171666667</text:p>
          </table:table-cell>
          <table:table-cell table:formula="of:=[.$B$12]/[.G10]^(0.75)*3.1416" office:value-type="float" office:value="0.0441610036997444" calcext:value-type="float">
            <text:p>0.0441610037</text:p>
          </table:table-cell>
          <table:table-cell table:formula="of:=[.$B$10]/[.H10]" office:value-type="float" office:value="8.2652106931644" calcext:value-type="float">
            <text:p>8.26521069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11]/60)*[.$B$12]*[.$B$12]*[.$B$2]/[.E11]" office:value-type="float" office:value="0.752686666666667" calcext:value-type="float">
            <text:p>0.7526866667</text:p>
          </table:table-cell>
          <table:table-cell table:formula="of:=[.$B$12]/[.G11]^(0.75)*3.1416" office:value-type="float" office:value="0.493735031136241" calcext:value-type="float">
            <text:p>0.4937350311</text:p>
          </table:table-cell>
          <table:table-cell table:formula="of:=[.$B$10]/[.H11]" office:value-type="float" office:value="0.739262918330951" calcext:value-type="float">
            <text:p>0.7392629183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550" calcext:value-type="float">
            <text:p>550</text:p>
          </table:table-cell>
          <table:table-cell table:formula="of:=([.F12]/60)*[.$B$12]*[.$B$12]*[.$B$2]/[.E12]" office:value-type="float" office:value="413.977666666667" calcext:value-type="float">
            <text:p>413.9776666667</text:p>
          </table:table-cell>
          <table:table-cell table:formula="of:=[.$B$12]/[.G12]^(0.75)*3.1416" office:value-type="float" office:value="0.00434732316100644" calcext:value-type="float">
            <text:p>0.0043473232</text:p>
          </table:table-cell>
          <table:table-cell table:formula="of:=[.$B$10]/[.H12]" office:value-type="float" office:value="83.9597118691079" calcext:value-type="float">
            <text:p>83.9597118691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B1]/[.B13]/[.B13]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9325.48494679075" calcext:value-type="float">
            <text:p>9325.4849467908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2" calcext:value-type="float">
            <text:p>0.0032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8650.9698935815" calcext:value-type="float">
            <text:p>18650.9698935815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27976.4548403723" calcext:value-type="float">
            <text:p>27976.4548403723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32" calcext:value-type="float">
            <text:p>0.32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37301.939787163" calcext:value-type="float">
            <text:p>37301.939787163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2" calcext:value-type="float">
            <text:p>0.002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46627.4247339538" calcext:value-type="float">
            <text:p>46627.4247339538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1.25" calcext:value-type="float">
            <text:p>1.2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2" calcext:value-type="float">
            <text:p>2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55952.9096807445" calcext:value-type="float">
            <text:p>55952.9096807445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86.509698935815" calcext:value-type="float">
            <text:p>186.5096989358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65278.3946275352" calcext:value-type="float">
            <text:p>65278.3946275352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74603.879574326" calcext:value-type="float">
            <text:p>74603.879574326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83929.3645211167" calcext:value-type="float">
            <text:p>83929.3645211167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93254.8494679075" calcext:value-type="float">
            <text:p>93254.8494679075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#DIV/0!" calcext:value-type="error">
            <text:p>#DIV/0!</text:p>
          </table:table-cell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93254.8494679075" calcext:value-type="float">
            <text:p>9.325E+004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102580.334414698" calcext:value-type="float">
            <text:p>102580.33441469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35103216382911" calcext:value-type="float">
            <text:p>3.35103216382911E-008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107243.076888094" calcext:value-type="float">
            <text:p>107243.076888094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111905.819361489" calcext:value-type="float">
            <text:p>111905.81936148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113770.916350847" calcext:value-type="float">
            <text:p>113770.9163508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115636.013340205" calcext:value-type="float">
            <text:p>115636.01334020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117501.110329563" calcext:value-type="float">
            <text:p>117501.110329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177777777777778" calcext:value-type="float">
            <text:p>0.000177777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0.3" calcext:value-type="float">
            <text:p>0.3</text:p>
          </table:table-cell>
          <table:table-cell table:formula="of:=2.65*([.E32]+1)-(5.3-3.5*[.E32])*[.E32]*[.E32]*EXP(-(1.5/2))" office:value-type="float" office:value="3.26431979357656" calcext:value-type="float">
            <text:p>3.2643197936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7.7427255770661" calcext:value-type="float">
            <text:p>7.7427255771</text:p>
          </table:table-cell>
          <table:table-cell table:formula="of:=[.B29]/[.H32]" office:value-type="float" office:value="0.0000229606197466632" calcext:value-type="float">
            <text:p>2.29606197466632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71414140149491" calcext:value-type="float">
            <text:p>1.71414140149491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35103216382911" calcext:value-type="float">
            <text:p>3.35E-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ar resuspension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5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ingle" table:style-name="ta1"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500" calcext:value-type="float">
            <text:p>1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elta rho</text:p>
          </table:table-cell>
          <table:table-cell table:formula="of:=[.B3]-[.B2]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n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nz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X</text:p>
          </table:table-cell>
          <table:table-cell table:formula="of:=[.$B$10]/[.E14]" office:value-type="float" office:value="0.01" calcext:value-type="float">
            <text:p>0.01</text:p>
          </table:table-cell>
          <table:table-cell table:formula="of:=[.$B$10]/[.F14]" office:value-type="float" office:value="0.005" calcext:value-type="float">
            <text:p>0.005</text:p>
          </table:table-cell>
          <table:table-cell table:formula="of:=[.$B$10]/[.G14]" office:value-type="float" office:value="0.0025" calcext:value-type="float">
            <text:p>0.0025</text:p>
          </table:table-cell>
          <table:table-cell table:formula="of:=[.$B$10]/[.H14]" office:value-type="float" office:value="0.002" calcext:value-type="float">
            <text:p>0.002</text:p>
          </table:table-cell>
          <table:table-cell table:formula="of:=[.$B$10]/[.I14]" office:value-type="float" office:value="0.00166666666666667" calcext:value-type="float">
            <text:p>0.0016666667</text:p>
          </table:table-cell>
          <table:table-cell table:formula="of:=[.$B$10]/[.J14]" office:value-type="float" office:value="0.00125" calcext:value-type="float">
            <text:p>0.00125</text:p>
          </table:table-cell>
          <table:table-cell table:formula="of:=[.$B$10]/[.K14]"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Z</text:p>
          </table:table-cell>
          <table:table-cell table:formula="of:=[.$B$12]/[.E15]" office:value-type="float" office:value="0.01" calcext:value-type="float">
            <text:p>0.01</text:p>
          </table:table-cell>
          <table:table-cell table:formula="of:=[.$B$12]/[.F15]" office:value-type="float" office:value="0.005" calcext:value-type="float">
            <text:p>0.005</text:p>
          </table:table-cell>
          <table:table-cell table:formula="of:=[.$B$12]/[.G15]" office:value-type="float" office:value="0.0025" calcext:value-type="float">
            <text:p>0.0025</text:p>
          </table:table-cell>
          <table:table-cell table:formula="of:=[.$B$12]/[.H15]" office:value-type="float" office:value="0.002" calcext:value-type="float">
            <text:p>0.002</text:p>
          </table:table-cell>
          <table:table-cell table:formula="of:=[.$B$12]/[.I15]" office:value-type="float" office:value="0.00166666666666667" calcext:value-type="float">
            <text:p>0.0016666667</text:p>
          </table:table-cell>
          <table:table-cell table:formula="of:=[.$B$12]/[.J15]" office:value-type="float" office:value="0.00125" calcext:value-type="float">
            <text:p>0.00125</text:p>
          </table:table-cell>
          <table:table-cell table:formula="of:=[.$B$12]/[.K15]" office:value-type="float" office:value="0.001" calcext:value-type="float">
            <text:p>0.001</text:p>
          </table:table-cell>
        </table:table-row>
        <table:table-row table:style-name="ro1">
          <table:table-cell table:style-name="ce1" office:value-type="string" calcext:value-type="string">
            <text:p>Vp</text:p>
          </table:table-cell>
          <table:table-cell table:formula="of:=4/3*3.14159*([.B8]/2)^3" office:value-type="float" office:value="0.0000000654497916666667" calcext:value-type="float">
            <text:p>6.54497916666667E-008</text:p>
          </table:table-cell>
          <table:table-cell/>
          <table:table-cell office:value-type="string" calcext:value-type="string">
            <text:p>V/V_p</text:p>
          </table:table-cell>
          <table:table-cell table:formula="of:=[.E16]*[.E16]*[.E17]/([.$B$18])" office:value-type="float" office:value="15.2788874423461" calcext:value-type="float">
            <text:p>15.2788874423</text:p>
          </table:table-cell>
          <table:table-cell table:formula="of:=[.F16]*[.F16]*[.F17]/([.$B$18])" office:value-type="float" office:value="1.90986093029326" calcext:value-type="float">
            <text:p>1.9098609303</text:p>
          </table:table-cell>
          <table:table-cell table:formula="of:=[.G16]*[.G16]*[.G17]/([.$B$18])" office:value-type="float" office:value="0.238732616286657" calcext:value-type="float">
            <text:p>0.2387326163</text:p>
          </table:table-cell>
          <table:table-cell table:formula="of:=[.H16]*[.H16]*[.H17]/([.$B$18])" office:value-type="float" office:value="0.122231099538769" calcext:value-type="float">
            <text:p>0.1222310995</text:p>
          </table:table-cell>
          <table:table-cell table:formula="of:=[.I16]*[.I16]*[.I17]/([.$B$18])" office:value-type="float" office:value="0.0707355900108615" calcext:value-type="float">
            <text:p>0.07073559</text:p>
          </table:table-cell>
          <table:table-cell table:formula="of:=[.J16]*[.J16]*[.J17]/([.$B$18])" office:value-type="float" office:value="0.0298415770358322" calcext:value-type="float">
            <text:p>0.029841577</text:p>
          </table:table-cell>
          <table:table-cell table:formula="of:=[.K16]*[.K16]*[.K17]/([.$B$18])" office:value-type="float" office:value="0.0152788874423461" calcext:value-type="float">
            <text:p>0.0152788874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>
          <table:table-cell table:style-name="ce1" office:value-type="string" calcext:value-type="string">
            <text:p>Rep</text:p>
          </table:table-cell>
          <table:table-cell table:style-name="ce3" table:formula="of:=[.F2]/[.B1]*[.B8]" office:value-type="float" office:value="45" calcext:value-type="float">
            <text:p>4.50E+001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1" calcext:value-type="float">
            <text:p>0.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520833333333333" calcext:value-type="float">
            <text:p>0.520833333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2000" calcext:value-type="float">
            <text:p>2.00E+003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1" table:number-rows-repeated="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ayleighTaylor" table:style-name="ta1">
        <table:table-column table:style-name="co8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Phillips" table:style-name="ta1">
        <table:table-column table:style-name="co8" table:default-cell-style-name="Default"/>
        <table:table-column table:style-name="co1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RFCouette" table:style-name="ta1"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rpartic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</text:p>
          </table:table-cell>
          <table:table-cell table:formula="of:=10/60*2*3.14159" office:value-type="float" office:value="1.04719666666667" calcext:value-type="float">
            <text:p>1.04719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0]/[.B21]*[.B4]" office:value-type="float" office:value="51258.5276634659" calcext:value-type="float">
            <text:p>5.13E+004</text:p>
          </table:table-cell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</table:table-row>
        <table:table-row table:style-name="ro2">
          <table:table-cell table:style-name="Default"/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9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Kinematic viscosity</text:p>
          </table:table-cell>
          <table:table-cell table:style-name="ce10" table:formula="of:=[.B5]/[.B2]" office:value-type="float" office:value="0.0000423011844331641" calcext:value-type="float">
            <text:p>4.2301E-005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/>
          <table:table-cell office:value-type="string" calcext:value-type="string">
            <text:p>Expend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formula="of:=[.B5]*4*PI()*[.B10]*[.B11]*[.B11]*[.B13]*([.B14]*[.B14])/(1-[.B14]*[.B14])" office:value-type="float" office:value="0.00000174308035203165" calcext:value-type="float">
            <text:p>1.74308035203165E-006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[.F5]*(1+0.25)" office:value-type="float" office:value="2.625" calcext:value-type="float">
            <text:p>2.6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0287366" calcext:value-type="float">
            <text:p>0.00287366</text:p>
          </table:table-cell>
          <table:table-cell table:formula="of:=[.E6]*[.$F$5]/[.$E$5]/[.B10]" office:value-type="float" office:value="551.007362218274" calcext:value-type="float">
            <text:p>551.0073622183</text:p>
          </table:table-cell>
          <table:table-cell/>
          <table:table-cell table:formula="of:=([.D6]*2.5 +1)*[.B5]" office:value-type="float" office:value="0.1125" calcext:value-type="float">
            <text:p>0.1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4699.07141053217" calcext:value-type="float">
            <text:p>4699.0714105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3759.25712842574" calcext:value-type="float">
            <text:p>3759.257128425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5297745276" calcext:value-type="float">
            <text:p>0.0529774528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2819.4428463193" calcext:value-type="float">
            <text:p>2819.44284631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1879.62856421287" calcext:value-type="float">
            <text:p>1879.62856421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843162347917137" calcext:value-type="float">
            <text:p>0.0084316235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939.814282106434" calcext:value-type="float">
            <text:p>939.8142821064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1.42307934393986" calcext:value-type="float">
            <text:p>1.423079343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Number of particles</text:p>
          </table:table-cell>
          <table:table-cell table:style-name="ce11" table:formula="of:=[.B21]/[.B22]*[.B4]" office:value-type="float" office:value="4699.07141053217" calcext:value-type="float">
            <text:p>4.699E+003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735797955" calcext:value-type="float">
            <text:p>0.00073579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F29])" office:value-type="float" office:value="3.65747965972809" calcext:value-type="float">
            <text:p>3.6574796597</text:p>
          </table:table-cell>
          <table:table-cell table:formula="of:=[.B29]/[.H29]" office:value-type="float" office:value="0.000201176226105028" calcext:value-type="float">
            <text:p>0.000201176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69745660556718" calcext:value-type="float">
            <text:p>6.9745660556718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207625886554904" calcext:value-type="float">
            <text:p>2.07625886554904E-005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amptonPoiseuille" table:style-name="ta1">
        <table:table-column table:style-name="co17" table:default-cell-style-name="ce1"/>
        <table:table-column table:style-name="co1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3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1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19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0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4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24x3</text:p>
          </table:table-cell>
          <table:table-cell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office:value-type="string" calcext:value-type="string">
            <text:p>32x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16x2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00-00-00</text:date>, <text:time style:data-style-name="N2" text:time-value="0000-00-00T00:00:04.058803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1.3.2$Linux_X86_64 LibreOffice_project/410m0$Build-2</meta:generator>
    <dc:date>2015-04-17T17:00:10.460189052</dc:date>
    <dc:creator>bruno </dc:creator>
    <meta:editing-duration>P2DT5H40M40S</meta:editing-duration>
    <meta:editing-cycles>95</meta:editing-cycles>
    <meta:document-statistic meta:table-count="19" meta:cell-count="1999" meta:object-count="0"/>
  </office:meta>
</office:document-meta>
</file>